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3.277cm" style:use-optimal-column-width="false"/>
    </style:style>
    <style:style style:name="co2" style:family="table-column">
      <style:table-column-properties style:column-width="24.309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style:paragraph-properties style:text-autospace="none"/>
      <style:text-properties fo:font-weight="bold" style:font-weight-asian="bold" style:font-weight-complex="bold"/>
    </style:style>
    <style:style style:name="P2" style:family="paragraph">
      <style:paragraph-properties style:text-autospac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7.585cm" svg:height="11.845cm" svg:x="1.287cm" svg:y="1.1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Time</text:p>
              </table:table-cell>
              <table:table-cell>
                <text:p text:style-name="P1">Proposed Activities</text:p>
              </table:table-cell>
            </table:table-row>
            <table:table-row table:style-name="ro1" table:default-cell-style-name="ce1">
              <table:table-cell>
                <text:p text:style-name="P2">Week starting Monday, September 14, 2015 to week starting Monday, October 26, 2015. </text:p>
              </table:table-cell>
              <table:table-cell>
                <text:list text:style-name="L1">
                  <text:list-item>
                    <text:p text:style-name="P2">Prepare the project proposal – both draft and final.</text:p>
                  </text:list-item>
                  <text:list-item>
                    <text:p text:style-name="P2">Learn to use LaTeX.</text:p>
                  </text:list-item>
                  <text:list-item>
                    <text:p text:style-name="P2">Do a dummy implementation.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 text:style-name="P2">Week starting Monday, November 2, 2015 to week starting Monday, December 14, 2015.</text:p>
              </table:table-cell>
              <table:table-cell>
                <text:list text:continue-numbering="true" text:style-name="L1">
                  <text:list-item>
                    <text:p text:style-name="P2">Come up with a detailed literature review.</text:p>
                  </text:list-item>
                  <text:list-item>
                    <text:p text:style-name="P2">Get a deeper understanding of the Android Open Source Project (AOSP)’s implementation of the Access Point Application Programming Interface (API).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 text:style-name="P2">Week starting Monday, December 21, 2015 to week starting Monday, January 11, 2016.</text:p>
              </table:table-cell>
              <table:table-cell>
                <text:list text:continue-numbering="true" text:style-name="L1">
                  <text:list-item>
                    <text:p text:style-name="P2">Come up with designs for the application’s User Interface (UI).</text:p>
                  </text:list-item>
                  <text:list-item>
                    <text:p text:style-name="P2">Create dummy UIs to get a feel of how the application’s UI will work.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 text:style-name="P2">Week starting Monday, January 18, 2016 to week starting Monday, February 15, 2016.</text:p>
              </table:table-cell>
              <table:table-cell>
                <text:list text:continue-numbering="true" text:style-name="L1">
                  <text:list-item>
                    <text:p text:style-name="P2">Do a complete implementation of the project in Android.</text:p>
                  </text:list-item>
                  <text:list-item>
                    <text:p text:style-name="P2">Perform unit and system tests on the implementation.</text:p>
                  </text:list-item>
                  <text:list-item>
                    <text:p text:style-name="P2">Attempt to run the application on as many devices as possible.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zh" style:country-asian="CN" style:font-name-complex="Nimbus Sans 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6T13:15:27.642087086</dc:date>
    <meta:editing-duration>PT47M57S</meta:editing-duration>
    <meta:editing-cycles>14</meta:editing-cycles>
    <meta:generator>LibreOffice/5.0.5.2$Linux_X86_64 LibreOffice_project/00m0$Build-2</meta:generator>
    <meta:document-statistic meta:object-count="1"/>
  </office:meta>
</office:document-meta>
</file>